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518cm" fo:min-width="2.33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8f2a1" draw:textarea-horizontal-align="justify" draw:textarea-vertical-align="middle" draw:auto-grow-height="false" fo:min-height="2.048cm" fo:min-width="4.09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2.048cm" fo:min-width="4.27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2a6099" draw:textarea-horizontal-align="justify" draw:textarea-vertical-align="middle" draw:auto-grow-height="false" fo:min-height="2.25cm" fo:min-width="4.2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2.25cm" fo:min-width="4.25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draw:marker-start="Arrowheads_20_1" draw:marker-start-width="0.4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="Arrowheads_20_3" draw:marker-start-width="0.4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1cm" draw:marker-end="Arrowheads_20_1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="Arrowheads_20_14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="Arrowheads_20_1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svg:stroke-width="0.081cm" draw:marker-start-width="0.321cm" draw:marker-end="Arrowheads_20_16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="Arrowheads_20_18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="Arrowheads_20_19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="Arrowheads_20_20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Arrowheads_20_2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3465a4" draw:textarea-horizontal-align="justify" draw:textarea-vertical-align="middle" draw:auto-grow-height="false" fo:min-height="3cm" fo:min-width="5.5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e8f2a1" draw:textarea-horizontal-align="justify" draw:textarea-vertical-align="middle" draw:auto-grow-height="false" fo:min-height="2.58cm" fo:min-width="4.804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2.58cm" fo:min-width="4.804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solid" draw:fill-color="#ffbf00" draw:textarea-horizontal-align="justify" draw:textarea-vertical-align="middle" draw:auto-grow-height="false" fo:min-height="3cm" fo:min-width="5.5c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svg:stroke-width="0.081cm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draw:marker-start-width="0.321cm" draw:marker-end="Arrowheads_20_2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draw:marker-start="Arrowheads_20_24" draw:marker-start-width="0.421cm" draw:marker-end="Arrowheads_20_2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6" style:family="graphic" style:parent-style-name="objectwithoutfill">
      <style:graphic-properties svg:stroke-width="0.081cm" draw:marker-start="Arrowheads_20_26" draw:marker-start-width="0.421cm" draw:marker-end="Arrowheads_20_27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draw:marker-start-width="0.3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9" style:family="graphic" style:parent-style-name="standard">
      <style:graphic-properties svg:stroke-width="0.081cm" draw:marker-start-width="0.321cm" draw:marker-end-width="0.321cm" draw:fill-color="#e0c2cd" draw:textarea-horizontal-align="justify" draw:textarea-vertical-align="middle" draw:auto-grow-height="false" fo:min-height="2.58cm" fo:min-width="4.804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2.5cm" fo:min-width="4.5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svg:stroke-width="0.081cm" draw:marker-start-width="0.321cm" draw:marker-end="Arrowheads_20_22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32" style:family="graphic" style:parent-style-name="objectwithoutfill">
      <style:graphic-properties svg:stroke-width="0.081cm" draw:marker-start-width="0.321cm" draw:marker-end="Arrowheads_20_2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33" style:family="graphic" style:parent-style-name="objectwithoutfill">
      <style:graphic-properties svg:stroke-width="0.081cm" draw:marker-start-width="0.321cm" draw:marker-end="Arrowheads_20_30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5" style:family="graphic" style:parent-style-name="standard">
      <style:graphic-properties svg:stroke-color="#666666" draw:fill-color="#3465a4" draw:textarea-horizontal-align="justify" draw:textarea-vertical-align="middle" draw:auto-grow-height="false" fo:min-height="2.5cm" fo:min-width="4cm"/>
      <style:paragraph-properties style:writing-mode="lr-tb"/>
    </style:style>
    <style:style style:name="gr36" style:family="graphic" style:parent-style-name="standard">
      <style:graphic-properties draw:fill-color="#d4ea6b" draw:textarea-horizontal-align="justify" draw:textarea-vertical-align="middle" draw:auto-grow-height="false" fo:min-height="1.164cm" fo:min-width="3.036cm"/>
      <style:paragraph-properties style:writing-mode="lr-tb"/>
    </style:style>
    <style:style style:name="gr37" style:family="graphic" style:parent-style-name="standard">
      <style:graphic-properties draw:fill-color="#d4ea6b" draw:textarea-horizontal-align="justify" draw:textarea-vertical-align="middle" draw:auto-grow-height="false" fo:min-height="1.342cm" fo:min-width="3.036cm"/>
      <style:paragraph-properties style:writing-mode="lr-tb"/>
    </style:style>
    <style:style style:name="gr38" style:family="graphic" style:parent-style-name="standard">
      <style:graphic-properties svg:stroke-color="#666666" draw:fill-color="#dedce6" draw:opacity="0%" draw:textarea-horizontal-align="justify" draw:textarea-vertical-align="middle" draw:auto-grow-height="false" fo:min-height="18.25cm" fo:min-width="5.5cm"/>
    </style:style>
    <style:style style:name="gr39" style:family="graphic" style:parent-style-name="objectwithoutfill">
      <style:graphic-properties svg:stroke-width="0.081cm" draw:marker-start-width="0.321cm" draw:marker-end="Arrowheads_20_31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draw:marker-start-width="0.321cm" draw:marker-end="Arrowheads_20_36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81cm" draw:marker-start-width="0.321cm" draw:marker-end="Arrowheads_20_37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draw:marker-start-width="0.321cm" draw:marker-end="Arrowheads_20_38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81cm" draw:marker-start-width="0.321cm" draw:marker-end="Arrowheads_20_39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081cm" draw:marker-start-width="0.321cm" draw:marker-end="Arrowheads_20_40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46" style:family="graphic" style:parent-style-name="objectwithoutfill">
      <style:graphic-properties svg:stroke-width="0.081cm" draw:marker-start-width="0.321cm" draw:marker-end="Arrowheads_20_42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svg:stroke-color="#666666" draw:fill-color="#dedce6" draw:opacity="0%" draw:textarea-horizontal-align="justify" draw:textarea-vertical-align="middle" draw:auto-grow-height="false" fo:min-height="18.5cm" fo:min-width="5.5cm"/>
    </style:style>
    <style:style style:name="gr48" style:family="graphic" style:parent-style-name="objectwithoutfill">
      <style:graphic-properties svg:stroke-width="0.081cm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draw:marker-end="Arrowheads_20_43" draw:marker-end-width="0.3cm" draw:fill="none" draw:textarea-vertical-align="middle"/>
    </style:style>
    <style:style style:name="gr50" style:family="graphic" style:parent-style-name="standard">
      <style:graphic-properties svg:stroke-width="0.081cm" svg:stroke-color="#333333" draw:marker-start-width="0.321cm" draw:marker-end-width="0.321cm" draw:fill-color="#2a6099" draw:textarea-horizontal-align="justify" draw:textarea-vertical-align="middle" draw:auto-grow-height="false" fo:min-height="2.75cm" fo:min-width="5.5cm" fo:padding-top="0.165cm" fo:padding-bottom="0.165cm" fo:padding-left="0.29cm" fo:padding-right="0.29cm"/>
      <style:paragraph-properties style:writing-mode="lr-tb"/>
    </style:style>
    <style:style style:name="gr51" style:family="graphic" style:parent-style-name="standard">
      <style:graphic-properties svg:stroke-width="0.106cm" svg:stroke-color="#333333" draw:marker-start-width="0.359cm" draw:marker-end-width="0.359cm" draw:fill-color="#2a6099" draw:textarea-horizontal-align="justify" draw:textarea-vertical-align="middle" draw:auto-grow-height="false" fo:min-height="2.75cm" fo:min-width="6.25cm" fo:padding-top="0.178cm" fo:padding-bottom="0.178cm" fo:padding-left="0.303cm" fo:padding-right="0.303cm"/>
      <style:paragraph-properties style:writing-mode="lr-tb"/>
    </style:style>
    <style:style style:name="gr52" style:family="graphic" style:parent-style-name="objectwithoutfill">
      <style:graphic-properties draw:marker-end="Arrowheads_20_45" draw:marker-end-width="0.3cm" draw:fill="none" draw:textarea-vertical-align="middle"/>
    </style:style>
    <style:style style:name="gr53" style:family="graphic" style:parent-style-name="objectwithoutfill">
      <style:graphic-properties draw:marker-end="Arrowheads_20_47" draw:marker-end-width="0.3cm" draw:fill="none" draw:textarea-vertical-align="middle"/>
    </style:style>
    <style:style style:name="gr54" style:family="graphic" style:parent-style-name="standard">
      <style:graphic-properties draw:fill-color="#d4ea6b" draw:textarea-horizontal-align="justify" draw:textarea-vertical-align="middle" draw:auto-grow-height="false" fo:min-height="2.58cm" fo:min-width="4.8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opacity="100%" fo:min-height="1.423cm"/>
      <style:paragraph-properties style:writing-mode="lr-tb"/>
    </style:style>
    <style:style style:name="gr56" style:family="graphic" style:parent-style-name="objectwithoutfill">
      <style:graphic-properties svg:stroke-width="0.106cm" draw:marker-start-width="0.359cm" draw:marker-end="Arrowheads_20_48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57" style:family="graphic" style:parent-style-name="objectwithoutfill">
      <style:graphic-properties svg:stroke-width="0.106cm" draw:marker-start="Arrowheads_20_51" draw:marker-start-width="0.459cm" draw:marker-end="Arrowheads_20_52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8f2a1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2a6099"/>
      <style:paragraph-properties fo:text-align="center" style:writing-mode="lr-tb"/>
      <style:text-properties fo:color="#ffffff" loext:opacity="100%"/>
    </style:style>
    <style:style style:name="P5" style:family="paragraph">
      <style:paragraph-properties fo:text-align="center" style:writing-mode="lr-tb"/>
      <style:text-properties fo:color="#666666" loext:opacity="100%" fo:font-size="16pt" style:font-size-asian="16pt" style:font-size-complex="16pt"/>
    </style:style>
    <style:style style:name="P6" style:family="paragraph">
      <loext:graphic-properties draw:fill-color="#ffbf00"/>
      <style:paragraph-properties fo:text-align="center" style:writing-mode="lr-tb"/>
      <style:text-properties fo:color="#666666" loext:opacity="100%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="solid" draw:fill-color="#3465a4"/>
      <style:paragraph-properties fo:text-align="center" style:writing-mode="lr-tb"/>
      <style:text-properties fo:color="#ffffff" loext:opacity="100%"/>
    </style:style>
    <style:style style:name="P13" style:family="paragraph">
      <loext:graphic-properties draw:fill="solid" draw:fill-color="#e8f2a1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color="#808080" loext:opacity="100%"/>
    </style:style>
    <style:style style:name="P15" style:family="paragraph">
      <loext:graphic-properties draw:fill="solid" draw:fill-color="#ffbf00"/>
      <style:paragraph-properties fo:text-align="center" style:writing-mode="lr-tb"/>
      <style:text-properties fo:color="#808080" loext:opacity="100%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0c2cd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color="#780373" loext:opacity="100%"/>
    </style:style>
    <style:style style:name="P22" style:family="paragraph">
      <loext:graphic-properties draw:fill-color="#e0c2cd"/>
      <style:paragraph-properties fo:text-align="center" style:writing-mode="lr-tb"/>
      <style:text-properties fo:color="#780373" loext:opacity="100%"/>
    </style:style>
    <style:style style:name="P23" style:family="paragraph">
      <style:paragraph-properties fo:text-align="center" style:writing-mode="lr-tb"/>
      <style:text-properties fo:color="#666666" loext:opacity="100%"/>
    </style:style>
    <style:style style:name="P24" style:family="paragraph">
      <loext:graphic-properties draw:fill-color="#ffbf00"/>
      <style:paragraph-properties fo:text-align="center" style:writing-mode="lr-tb"/>
      <style:text-properties fo:color="#666666" loext:opacity="100%"/>
    </style:style>
    <style:style style:name="P2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color="#ffffff" loext:opacity="100%"/>
    </style:style>
    <style:style style:name="P27" style:family="paragraph">
      <loext:graphic-properties draw:fill-color="#3465a4"/>
      <style:paragraph-properties fo:text-align="center"/>
      <style:text-properties fo:color="#ffffff" loext:opacity="100%"/>
    </style:style>
    <style:style style:name="P28" style:family="paragraph">
      <loext:graphic-properties draw:fill-color="#d4ea6b"/>
      <style:paragraph-properties fo:text-align="center"/>
    </style:style>
    <style:style style:name="P29" style:family="paragraph">
      <loext:graphic-properties draw:fill-color="#dedce6" draw:opacity="0%"/>
      <style:paragraph-properties fo:text-align="center"/>
    </style:style>
    <style:style style:name="P30" style:family="paragraph"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-color="#d4ea6b"/>
      <style:paragraph-properties fo:text-align="center"/>
      <style:text-properties fo:font-size="13pt" style:font-size-asian="13pt" style:font-size-complex="13pt"/>
    </style:style>
    <style:style style:name="P32" style:family="paragraph">
      <loext:graphic-properties draw:fill="none"/>
      <style:paragraph-properties fo:text-align="center"/>
      <style:text-properties fo:font-weight="bold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-color="#d4ea6b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-color="#2a6099"/>
      <style:paragraph-properties fo:text-align="center"/>
      <style:text-properties fo:color="#ffffff" loext:opacity="100%"/>
    </style:style>
    <style:style style:name="P36" style:family="paragraph">
      <style:paragraph-properties fo:text-align="center"/>
      <style:text-properties fo:color="#666666" loext:opacity="100%" fo:font-weight="bold" style:font-weight-asian="bold" style:font-weight-complex="bold"/>
    </style:style>
    <style:style style:name="P37" style:family="paragraph">
      <loext:graphic-properties draw:fill-color="#d4ea6b"/>
      <style:paragraph-properties fo:text-align="center"/>
      <style:text-properties fo:color="#666666" loext:opacity="100%" fo:font-weight="bold" style:font-weight-asian="bold" style:font-weight-complex="bold"/>
    </style:style>
    <style:style style:name="P38" style:family="paragraph">
      <style:paragraph-properties fo:text-align="center"/>
      <style:text-properties fo:color="#ffffff" loext:opacity="100%" fo:background-color="#778899"/>
    </style:style>
    <style:style style:name="P39" style:family="paragraph">
      <loext:graphic-properties draw:fill="none" draw:fill-color="#ffffff" draw:opacity="100%"/>
      <style:paragraph-properties fo:text-align="center"/>
      <style:text-properties fo:color="#ffffff" loext:opacity="100%" fo:background-color="#778899"/>
    </style:style>
    <style:style style:name="P40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666666" loext:opacity="100%"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loext:opacity="100%" fo:font-weight="bold" style:font-weight-asian="bold" style:font-weight-complex="bold"/>
    </style:style>
    <style:style style:name="T5" style:family="text">
      <style:text-properties fo:color="#808080" loext:opacity="100%"/>
    </style:style>
    <style:style style:name="T6" style:family="text">
      <style:text-properties fo:color="#780373" loext:opacity="100%"/>
    </style:style>
    <style:style style:name="T7" style:family="text">
      <style:text-properties fo:color="#666666" loext:opacity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666666" loext:opacity="100%" fo:font-weight="bold" style:font-weight-asian="bold" style:font-weight-complex="bold"/>
    </style:style>
    <style:style style:name="T12" style:family="text">
      <style:text-properties fo:color="#ffffff" loext:opacity="100%" fo:background-color="#7788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cm" svg:height="2.5cm" svg:x="8.5cm" svg:y="10.75cm">
          <text:p text:style-name="P1">User Ex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6.5cm" svg:height="3.25cm" svg:x="9.734cm" svg:y="5.716cm">
          <text:p text:style-name="P1">Manage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75cm" svg:height="3.25cm" svg:x="11.159cm" svg:y="15.966cm">
          <text:p text:style-name="P1">User 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4.75cm" svg:height="2.5cm" svg:x="2.25cm" svg:y="11cm">
          <text:p text:style-name="P3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4.75cm" svg:height="2.5cm" svg:x="20.75cm" svg:y="2.5cm">
          <text:p text:style-name="P5"><text:span text:style-name="T2">Blog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4.75cm" svg:height="2.5cm" svg:x="21cm" svg:y="5.75cm">
          <text:p text:style-name="P5"><text:span text:style-name="T2">Comments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4.75cm" svg:height="2.5cm" svg:x="21cm" svg:y="10.75cm">
          <text:p text:style-name="P5"><text:span text:style-name="T2">Profile 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4.75cm" svg:height="2.5cm" svg:x="21cm" svg:y="15cm">
          <text:p text:style-name="P5"><text:span text:style-name="T2">User Tabl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685cm" svg:y1="8.49cm" svg:x2="10.5cm" svg:y2="10.75cm" draw:start-shape="id1" draw:start-glue-point="7" draw:end-shape="id2" draw:end-glue-point="4" svg:d="M10685 8490l-185 2260" svg:viewBox="0 0 186 2261">
          <text:p/>
        </draw:connector>
        <draw:connector draw:style-name="gr7" draw:text-style-name="P7" draw:layer="layout" draw:type="line" svg:x1="12.984cm" svg:y1="8.966cm" svg:x2="14.534cm" svg:y2="15.966cm" draw:start-shape="id1" draw:start-glue-point="8" draw:end-shape="id3" draw:end-glue-point="4" svg:d="M12984 8966l1550 7000" svg:viewBox="0 0 1551 7001">
          <text:p/>
        </draw:connector>
        <draw:connector draw:style-name="gr8" draw:text-style-name="P9" draw:layer="layout" draw:type="line" svg:x1="20.75cm" svg:y1="3.75cm" svg:x2="12.984cm" svg:y2="5.716cm" draw:start-shape="id4" draw:start-glue-point="3" draw:end-shape="id1" draw:end-glue-point="4" svg:d="M20750 3750l-7766 1966" svg:viewBox="0 0 7767 1967">
          <text:p text:style-name="P8"><text:span text:style-name="T3">retrieve</text:span></text:p>
        </draw:connector>
        <draw:connector draw:style-name="gr9" draw:text-style-name="P9" draw:layer="layout" draw:type="line" svg:x1="21cm" svg:y1="7cm" svg:x2="15.283cm" svg:y2="6.192cm" draw:start-shape="id5" draw:start-glue-point="3" draw:end-shape="id1" draw:end-glue-point="11" svg:d="M21000 7000l-5717-808" svg:viewBox="0 0 5718 809">
          <text:p text:style-name="P8"><text:span text:style-name="T3">retrieve</text:span></text:p>
        </draw:connector>
        <draw:connector draw:style-name="gr10" draw:text-style-name="P9" draw:layer="layout" draw:type="line" svg:x1="21cm" svg:y1="12cm" svg:x2="16.234cm" svg:y2="7.341cm" draw:start-shape="id6" draw:end-shape="id1" draw:end-glue-point="10" svg:d="M21000 12000l-4766-4659" svg:viewBox="0 0 4767 4660">
          <text:p text:style-name="P8"><text:span text:style-name="T3">retrieve</text:span></text:p>
        </draw:connector>
        <draw:connector draw:style-name="gr11" draw:text-style-name="P9" draw:layer="layout" draw:type="line" svg:x1="21cm" svg:y1="16.25cm" svg:x2="15.283cm" svg:y2="8.49cm" draw:start-shape="id7" draw:start-glue-point="3" draw:end-shape="id1" draw:end-glue-point="9" svg:d="M21000 16250l-5717-7760" svg:viewBox="0 0 5718 7761">
          <text:p text:style-name="P8"><text:span text:style-name="T3">Save and </text:span></text:p>
          <text:p text:style-name="P8"><text:span text:style-name="T3">update</text:span></text:p>
        </draw:connector>
        <draw:connector draw:style-name="gr12" draw:text-style-name="P7" draw:layer="layout" draw:type="line" svg:x1="8.5cm" svg:y1="12cm" svg:x2="7cm" svg:y2="12.25cm" draw:start-shape="id2" draw:start-glue-point="6" draw:end-shape="id8" draw:end-glue-point="1" svg:d="M8500 12000l-1500 250" svg:viewBox="0 0 1501 251">
          <text:p/>
        </draw:connector>
        <draw:connector draw:style-name="gr13" draw:text-style-name="P9" draw:layer="layout" draw:type="line" svg:x1="7cm" svg:y1="12.25cm" svg:x2="9.734cm" svg:y2="7.341cm" draw:start-shape="id8" draw:start-glue-point="1" draw:end-shape="id1" draw:end-glue-point="6" svg:d="M7000 12250l2734-4909" svg:viewBox="0 0 2735 4910">
          <text:p text:style-name="P8"><text:span text:style-name="T3">Manage</text:span></text:p>
        </draw:connector>
        <draw:connector draw:style-name="gr14" draw:text-style-name="P9" draw:layer="layout" draw:type="line" svg:x1="7cm" svg:y1="12.25cm" svg:x2="11.159cm" svg:y2="17.591cm" draw:start-shape="id8" draw:start-glue-point="1" draw:end-shape="id3" draw:end-glue-point="6" svg:d="M7000 12250l4159 5341" svg:viewBox="0 0 4160 5342">
          <text:p text:style-name="P8"><text:span text:style-name="T3">Request to</text:span></text:p>
          <text:p text:style-name="P8"><text:span text:style-name="T3">Change</text:span></text:p>
          <text:p text:style-name="P8"><text:span text:style-name="T3">status</text:span></text:p>
        </draw:connector>
        <draw:connector draw:style-name="gr15" draw:text-style-name="P9" draw:layer="layout" draw:type="line" svg:x1="11.915cm" svg:y1="12.884cm" svg:x2="21cm" svg:y2="16.25cm" draw:start-shape="id2" draw:start-glue-point="9" draw:end-shape="id7" draw:end-glue-point="3" svg:d="M11915 12884l9085 3366" svg:viewBox="0 0 9086 3367">
          <text:p text:style-name="P8"><text:span text:style-name="T3">Save and</text:span></text:p>
          <text:p text:style-name="P8"><text:span text:style-name="T3">Update</text:span></text:p>
        </draw:connector>
        <draw:connector draw:style-name="gr16" draw:text-style-name="P9" draw:layer="layout" draw:type="line" svg:x1="17.909cm" svg:y1="17.591cm" svg:x2="21cm" svg:y2="16.25cm" draw:start-shape="id3" draw:start-glue-point="10" draw:end-shape="id7" draw:end-glue-point="3" svg:d="M17909 17591l3091-1341" svg:viewBox="0 0 3092 1342">
          <text:p text:style-name="P8"><text:span text:style-name="T3">update</text:span></text:p>
        </draw:connector>
        <draw:frame draw:style-name="gr17" draw:text-style-name="P11" draw:layer="layout" svg:width="6.75cm" svg:height="1.75cm" svg:x="9cm" svg:y="1.5cm">
          <draw:text-box>
            <text:p text:style-name="P10"><text:span text:style-name="T4">Manage User</text:span></text:p>
          </draw:text-box>
        </draw:frame>
      </draw:page>
      <draw:page draw:name="page2" draw:style-name="dp1" draw:master-page-name="Default">
        <draw:custom-shape draw:style-name="gr18" draw:text-style-name="P12" xml:id="id9" draw:id="id9" draw:layer="layout" svg:width="6cm" svg:height="3.25cm" svg:x="2cm" svg:y="9.25cm">
          <text:p text:style-name="P3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0" draw:id="id10" draw:layer="layout" svg:width="7.5cm" svg:height="4cm" svg:x="10cm" svg:y="2.5cm">
          <text:p text:style-name="P1">Select images and </text:p>
          <text:p text:style-name="P1">add 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1" draw:id="id11" draw:layer="layout" svg:width="7.5cm" svg:height="4cm" svg:x="11.25cm" svg:y="13.25cm">
          <text:p text:style-name="P1">Post In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xml:id="id12" draw:id="id12" draw:layer="layout" svg:width="6cm" svg:height="3.25cm" svg:x="19.75cm" svg:y="8.25cm">
          <text:p text:style-name="P14"><text:span text:style-name="T5">User</text:span></text:p>
          <draw:enhanced-geometry svg:viewBox="0 0 21600 21600" draw:type="rectangle" draw:enhanced-path="M 0 0 L 21600 0 21600 21600 0 21600 0 0 Z N"/>
        </draw:custom-shape>
        <draw:connector draw:style-name="gr22" draw:text-style-name="P7" draw:layer="layout" draw:type="line" svg:x1="5cm" svg:y1="9.25cm" svg:x2="10cm" svg:y2="4.5cm" draw:start-shape="id9" draw:start-glue-point="0" draw:end-shape="id10" draw:end-glue-point="6" svg:d="M5000 9250l5000-4750" svg:viewBox="0 0 5001 4751">
          <text:p/>
        </draw:connector>
        <draw:connector draw:style-name="gr23" draw:text-style-name="P7" draw:layer="layout" draw:type="line" svg:x1="13.75cm" svg:y1="6.5cm" svg:x2="15cm" svg:y2="13.25cm" draw:start-shape="id10" draw:start-glue-point="8" draw:end-shape="id11" draw:end-glue-point="4" svg:d="M13750 6500l1250 6750" svg:viewBox="0 0 1251 6751">
          <text:p/>
        </draw:connector>
        <draw:connector draw:style-name="gr24" draw:text-style-name="P16" draw:layer="layout" draw:type="line" svg:x1="17.652cm" svg:y1="13.835cm" svg:x2="19.75cm" svg:y2="9.875cm" draw:start-shape="id11" draw:start-glue-point="11" draw:end-shape="id12" draw:end-glue-point="3" svg:d="M17652 13835l2098-3960" svg:viewBox="0 0 2099 3961">
          <text:p text:style-name="P8">response</text:p>
        </draw:connector>
        <draw:frame draw:style-name="gr25" draw:text-style-name="P17" xml:id="id14" draw:id="id14" draw:layer="layout" svg:width="7.936cm" svg:height="2.75cm" svg:x="3cm" svg:y="17.5cm">
          <draw:text-box>
            <text:p>-----Admin database ------</text:p>
          </draw:text-box>
        </draw:frame>
        <draw:frame draw:style-name="gr25" draw:text-style-name="P19" xml:id="id13" draw:id="id13" draw:layer="layout" svg:width="7.936cm" svg:height="2.75cm" svg:x="18.5cm" svg:y="2.25cm">
          <draw:text-box>
            <text:p text:style-name="P18"><text:s text:c="9"/>Images</text:p>
            <text:p>-----------------------</text:p>
            <text:p>-----------------------</text:p>
          </draw:text-box>
        </draw:frame>
        <draw:connector draw:style-name="gr26" draw:text-style-name="P7" draw:layer="layout" draw:type="line" svg:x1="17.5cm" svg:y1="4.5cm" svg:x2="18.5cm" svg:y2="3.625cm" draw:start-shape="id10" draw:start-glue-point="10" draw:end-shape="id13" draw:end-glue-point="3" svg:d="M17500 4500l1000-875" svg:viewBox="0 0 1001 876">
          <text:p/>
        </draw:connector>
        <draw:connector draw:style-name="gr27" draw:text-style-name="P7" draw:layer="layout" draw:type="line" svg:x1="11.25cm" svg:y1="15.25cm" svg:x2="6.968cm" svg:y2="17.5cm" draw:start-shape="id11" draw:start-glue-point="6" draw:end-shape="id14" draw:end-glue-point="0" svg:d="M11250 15250l-4282 2250" svg:viewBox="0 0 4283 2251">
          <text:p/>
        </draw:connector>
        <draw:frame draw:style-name="gr28" draw:text-style-name="P11" draw:layer="layout" svg:width="6.75cm" svg:height="0.962cm" svg:x="11.5cm" svg:y="19cm">
          <draw:text-box>
            <text:p text:style-name="P10"><text:span text:style-name="T4">Level 1 DFD</text:span></text:p>
          </draw:text-box>
        </draw:frame>
      </draw:page>
      <draw:page draw:name="page3" draw:style-name="dp1" draw:master-page-name="Default">
        <draw:custom-shape draw:style-name="gr18" draw:text-style-name="P12" xml:id="id15" draw:id="id15" draw:layer="layout" svg:width="6cm" svg:height="3.25cm" svg:x="2.5cm" svg:y="9.25cm">
          <text:p text:style-name="P3"><text:span text:style-name="T1">Admin/User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16" draw:id="id16" draw:layer="layout" svg:width="7.5cm" svg:height="4cm" svg:x="10cm" svg:y="2.5cm">
          <text:p text:style-name="P1"><text:span text:style-name="T6">Login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xml:id="id17" draw:id="id17" draw:layer="layout" svg:width="7.5cm" svg:height="4cm" svg:x="16.25cm" svg:y="12cm">
          <text:p text:style-name="P21"><text:span text:style-name="T6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4" xml:id="id18" draw:id="id18" draw:layer="layout" svg:width="5cm" svg:height="2.75cm" svg:x="21.5cm" svg:y="2.25cm">
          <text:p text:style-name="P23"><text:span text:style-name="T7">User-Register</text:span></text:p>
          <draw:enhanced-geometry svg:viewBox="0 0 21600 21600" draw:type="rectangle" draw:enhanced-path="M 0 0 L 21600 0 21600 21600 0 21600 0 0 Z N"/>
        </draw:custom-shape>
        <draw:connector draw:style-name="gr31" draw:text-style-name="P25" draw:layer="layout" draw:type="line" svg:x1="5.5cm" svg:y1="9.25cm" svg:x2="10cm" svg:y2="4.5cm" draw:start-shape="id15" draw:start-glue-point="0" draw:end-shape="id16" draw:end-glue-point="6" svg:d="M5500 9250l4500-4750" svg:viewBox="0 0 4501 4751">
          <text:p text:style-name="P8"><text:span text:style-name="T8">Username</text:span></text:p>
          <text:p text:style-name="P8"><text:span text:style-name="T8">And </text:span></text:p>
          <text:p text:style-name="P8"><text:span text:style-name="T8">Password</text:span></text:p>
        </draw:connector>
        <draw:connector draw:style-name="gr32" draw:text-style-name="P25" draw:layer="layout" draw:type="line" svg:x1="13.75cm" svg:y1="6.5cm" svg:x2="20cm" svg:y2="12cm" draw:start-shape="id16" draw:start-glue-point="8" draw:end-shape="id17" draw:end-glue-point="4" svg:d="M13750 6500l6250 5500" svg:viewBox="0 0 6251 5501">
          <text:p text:style-name="P8"><text:span text:style-name="T8">Successful login</text:span></text:p>
          <text:p text:style-name="P8"><text:span text:style-name="T8">To system</text:span></text:p>
        </draw:connector>
        <draw:connector draw:style-name="gr33" draw:text-style-name="P25" draw:layer="layout" draw:type="line" svg:x1="21.5cm" svg:y1="3.625cm" svg:x2="16.402cm" svg:y2="3.085cm" draw:start-shape="id18" draw:start-glue-point="3" draw:end-shape="id16" draw:end-glue-point="11" svg:d="M21500 3625l-5098-540" svg:viewBox="0 0 5099 541">
          <text:p text:style-name="P8"><text:span text:style-name="T8">Retrieve </text:span></text:p>
          <text:p text:style-name="P8"><text:span text:style-name="T8">information</text:span></text:p>
        </draw:connector>
        <draw:frame draw:style-name="gr34" draw:text-style-name="P11" draw:layer="layout" svg:width="6.75cm" svg:height="0.962cm" svg:x="11.25cm" svg:y="18.538cm">
          <draw:text-box>
            <text:p text:style-name="P10"><text:span text:style-name="T4">Login</text:span></text:p>
          </draw:text-box>
        </draw:frame>
      </draw:page>
      <draw:page draw:name="page4" draw:style-name="dp1" draw:master-page-name="Default">
        <draw:custom-shape draw:style-name="gr35" draw:text-style-name="P27" xml:id="id19" draw:id="id19" draw:layer="layout" svg:width="4.5cm" svg:height="2.75cm" svg:x="3.75cm" svg:y="10.5cm">
          <text:p text:style-name="P26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36" draw:text-style-name="P28" xml:id="id20" draw:id="id20" draw:layer="layout" svg:width="5cm" svg:height="2cm" svg:x="17cm" svg:y="2cm">
          <text:p text:style-name="P8">Regist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21" draw:id="id21" draw:layer="layout" svg:width="5cm" svg:height="2cm" svg:x="16.75cm" svg:y="4.5cm">
          <text:p text:style-name="P8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22" draw:id="id22" draw:layer="layout" svg:width="5cm" svg:height="2cm" svg:x="17cm" svg:y="7cm">
          <text:p text:style-name="P8">Upload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3" draw:id="id23" draw:layer="layout" svg:width="5cm" svg:height="2.25cm" svg:x="17cm" svg:y="9.75cm">
          <text:p text:style-name="P8">Manage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24" draw:id="id24" draw:layer="layout" svg:width="5cm" svg:height="2cm" svg:x="16.75cm" svg:y="15.25cm">
          <text:p text:style-name="P8">Send Mai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9" draw:layer="layout" svg:width="6cm" svg:height="18.5cm" svg:x="16.25cm" svg:y="1.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xml:id="id25" draw:id="id25" draw:layer="layout" svg:width="5cm" svg:height="2cm" svg:x="16.75cm" svg:y="18cm">
          <text:p text:style-name="P8">Log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8.25cm" svg:y1="11.875cm" svg:x2="17cm" svg:y2="3cm" draw:start-shape="id19" draw:start-glue-point="1" draw:end-shape="id20" draw:end-glue-point="6" svg:d="M8250 11875l8750-8875" svg:viewBox="0 0 8751 8876">
          <text:p/>
        </draw:connector>
        <draw:connector draw:style-name="gr40" draw:text-style-name="P7" draw:layer="layout" draw:type="line" svg:x1="8.25cm" svg:y1="11.875cm" svg:x2="16.75cm" svg:y2="5.5cm" draw:start-shape="id19" draw:start-glue-point="1" draw:end-shape="id21" draw:end-glue-point="6" svg:d="M8250 11875l8500-6375" svg:viewBox="0 0 8501 6376">
          <text:p/>
        </draw:connector>
        <draw:connector draw:style-name="gr41" draw:text-style-name="P7" draw:layer="layout" draw:type="line" svg:x1="8.25cm" svg:y1="11.875cm" svg:x2="17cm" svg:y2="8cm" draw:start-shape="id19" draw:start-glue-point="1" draw:end-shape="id22" draw:end-glue-point="6" svg:d="M8250 11875l8750-3875" svg:viewBox="0 0 8751 3876">
          <text:p/>
        </draw:connector>
        <draw:connector draw:style-name="gr42" draw:text-style-name="P7" draw:layer="layout" draw:type="line" svg:x1="8.25cm" svg:y1="11.875cm" svg:x2="17cm" svg:y2="10.875cm" draw:start-shape="id19" draw:start-glue-point="1" draw:end-shape="id23" draw:end-glue-point="6" svg:d="M8250 11875l8750-1000" svg:viewBox="0 0 8751 1001">
          <text:p/>
        </draw:connector>
        <draw:connector draw:style-name="gr43" draw:text-style-name="P7" draw:layer="layout" draw:type="line" svg:x1="8.25cm" svg:y1="11.875cm" svg:x2="16.75cm" svg:y2="16.25cm" draw:start-shape="id19" draw:start-glue-point="1" draw:end-shape="id24" draw:end-glue-point="6" svg:d="M8250 11875l8500 4375" svg:viewBox="0 0 8501 4376">
          <text:p/>
        </draw:connector>
        <draw:connector draw:style-name="gr44" draw:text-style-name="P7" draw:layer="layout" draw:type="line" svg:x1="8.25cm" svg:y1="11.875cm" svg:x2="16.75cm" svg:y2="19cm" draw:start-shape="id19" draw:start-glue-point="1" draw:end-shape="id25" draw:end-glue-point="6" svg:d="M8250 11875l8500 7125" svg:viewBox="0 0 8501 7126">
          <text:p/>
        </draw:connector>
        <draw:frame draw:style-name="gr45" draw:text-style-name="P11" draw:layer="layout" svg:width="6.75cm" svg:height="3.25cm" svg:x="3.5cm" svg:y="3.25cm">
          <draw:text-box>
            <text:p text:style-name="P10"><text:span text:style-name="T4">Use Case Diagram of <text:s/>User</text:span></text:p>
          </draw:text-box>
        </draw:frame>
        <draw:custom-shape draw:style-name="gr36" draw:text-style-name="P31" xml:id="id26" draw:id="id26" draw:layer="layout" svg:width="5cm" svg:height="2cm" svg:x="16.75cm" svg:y="13cm">
          <text:p text:style-name="P30"><text:span text:style-name="T9">Manage 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2" draw:layer="layout" draw:type="line" svg:x1="8.25cm" svg:y1="11.875cm" svg:x2="16.75cm" svg:y2="14cm" draw:start-shape="id19" draw:start-glue-point="1" draw:end-shape="id26" draw:end-glue-point="6" svg:d="M8250 11875l8500 2125" svg:viewBox="0 0 8501 2126">
          <text:p/>
        </draw:connector>
      </draw:page>
      <draw:page draw:name="page5" draw:style-name="dp1" draw:master-page-name="Default">
        <draw:custom-shape draw:style-name="gr35" draw:text-style-name="P27" xml:id="id27" draw:id="id27" draw:layer="layout" svg:width="4.5cm" svg:height="2.75cm" svg:x="3.75cm" svg:y="10.5cm">
          <text:p text:style-name="P26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36" draw:text-style-name="P28" xml:id="id28" draw:id="id28" draw:layer="layout" svg:width="5cm" svg:height="2cm" svg:x="16.75cm" svg:y="2cm">
          <text:p text:style-name="P8">Regist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29" draw:id="id29" draw:layer="layout" svg:width="5cm" svg:height="2cm" svg:x="16.5cm" svg:y="4.25cm">
          <text:p text:style-name="P8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30" draw:id="id30" draw:layer="layout" svg:width="5cm" svg:height="2cm" svg:x="16.75cm" svg:y="6.25cm">
          <text:p text:style-name="P8">Upload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31" draw:id="id31" draw:layer="layout" svg:width="5cm" svg:height="2cm" svg:x="16.75cm" svg:y="8.5cm">
          <text:p text:style-name="P8">Manage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32" draw:id="id32" draw:layer="layout" svg:width="5cm" svg:height="2cm" svg:x="16.75cm" svg:y="15.75cm">
          <text:p text:style-name="P8">Manage Us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draw:layer="layout" svg:width="6cm" svg:height="18.75cm" svg:x="16.25cm" svg:y="1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xml:id="id33" draw:id="id33" draw:layer="layout" svg:width="5cm" svg:height="2cm" svg:x="16.75cm" svg:y="18.25cm">
          <text:p text:style-name="P8">Log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8.25cm" svg:y1="11.875cm" svg:x2="16.75cm" svg:y2="3cm" draw:start-shape="id27" draw:start-glue-point="1" draw:end-shape="id28" draw:end-glue-point="6" svg:d="M8250 11875l8500-8875" svg:viewBox="0 0 8501 8876">
          <text:p/>
        </draw:connector>
        <draw:connector draw:style-name="gr40" draw:text-style-name="P7" draw:layer="layout" draw:type="line" svg:x1="8.25cm" svg:y1="11.875cm" svg:x2="16.5cm" svg:y2="5.25cm" draw:start-shape="id27" draw:start-glue-point="1" draw:end-shape="id29" draw:end-glue-point="6" svg:d="M8250 11875l8250-6625" svg:viewBox="0 0 8251 6626">
          <text:p/>
        </draw:connector>
        <draw:connector draw:style-name="gr41" draw:text-style-name="P7" draw:layer="layout" draw:type="line" svg:x1="8.25cm" svg:y1="11.875cm" svg:x2="16.75cm" svg:y2="7.25cm" draw:start-shape="id27" draw:start-glue-point="1" draw:end-shape="id30" draw:end-glue-point="6" svg:d="M8250 11875l8500-4625" svg:viewBox="0 0 8501 4626">
          <text:p/>
        </draw:connector>
        <draw:connector draw:style-name="gr42" draw:text-style-name="P7" draw:layer="layout" draw:type="line" svg:x1="8.25cm" svg:y1="11.875cm" svg:x2="16.75cm" svg:y2="9.5cm" draw:start-shape="id27" draw:start-glue-point="1" draw:end-shape="id31" draw:end-glue-point="6" svg:d="M8250 11875l8500-2375" svg:viewBox="0 0 8501 2376">
          <text:p/>
        </draw:connector>
        <draw:connector draw:style-name="gr43" draw:text-style-name="P7" draw:layer="layout" draw:type="line" svg:x1="8.25cm" svg:y1="11.875cm" svg:x2="16.75cm" svg:y2="16.75cm" draw:start-shape="id27" draw:start-glue-point="1" draw:end-shape="id32" draw:end-glue-point="6" svg:d="M8250 11875l8500 4875" svg:viewBox="0 0 8501 4876">
          <text:p/>
        </draw:connector>
        <draw:connector draw:style-name="gr44" draw:text-style-name="P7" draw:layer="layout" draw:type="line" svg:x1="8.25cm" svg:y1="11.875cm" svg:x2="16.75cm" svg:y2="19.25cm" draw:start-shape="id27" draw:start-glue-point="1" draw:end-shape="id33" draw:end-glue-point="6" svg:d="M8250 11875l8500 7375" svg:viewBox="0 0 8501 7376">
          <text:p/>
        </draw:connector>
        <draw:custom-shape draw:style-name="gr36" draw:text-style-name="P28" xml:id="id34" draw:id="id34" draw:layer="layout" svg:width="5cm" svg:height="2cm" svg:x="17cm" svg:y="13.5cm">
          <text:p text:style-name="P8">Send Mai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7" draw:layer="layout" draw:type="line" svg:x1="8.25cm" svg:y1="11.875cm" svg:x2="17cm" svg:y2="14.5cm" draw:start-shape="id27" draw:start-glue-point="1" draw:end-shape="id34" draw:end-glue-point="6" svg:d="M8250 11875l8750 2625" svg:viewBox="0 0 8751 2626">
          <text:p/>
        </draw:connector>
        <draw:frame draw:style-name="gr45" draw:text-style-name="P11" draw:layer="layout" svg:width="6.75cm" svg:height="3.25cm" svg:x="3.5cm" svg:y="3.25cm">
          <draw:text-box>
            <text:p text:style-name="P10"><text:span text:style-name="T4">Use Case Diagram of Admin</text:span></text:p>
          </draw:text-box>
        </draw:frame>
        <draw:custom-shape draw:style-name="gr37" draw:text-style-name="P34" xml:id="id35" draw:id="id35" draw:layer="layout" svg:width="5cm" svg:height="2.25cm" svg:x="16.75cm" svg:y="10.75cm">
          <text:p text:style-name="P33"><text:span text:style-name="T10">Manage 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7" draw:layer="layout" draw:type="line" svg:x1="8.25cm" svg:y1="11.875cm" svg:x2="16.75cm" svg:y2="11.875cm" draw:start-shape="id27" draw:start-glue-point="1" draw:end-shape="id35" draw:end-glue-point="6" svg:d="M8250 11875h8500" svg:viewBox="0 0 8501 1">
          <text:p/>
        </draw:connector>
      </draw:page>
      <draw:page draw:name="page6" draw:style-name="dp1" draw:master-page-name="Default">
        <draw:custom-shape draw:style-name="gr50" draw:text-style-name="P35" xml:id="id36" draw:id="id36" draw:layer="layout" svg:width="6cm" svg:height="3cm" svg:x="2.75cm" svg:y="9.25cm">
          <text:p text:style-name="P26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51" draw:text-style-name="P35" xml:id="id37" draw:id="id37" draw:layer="layout" svg:width="6.75cm" svg:height="3cm" svg:x="20cm" svg:y="15.25cm">
          <text:p text:style-name="P26"><text:span text:style-name="T1">Blog Info</text:span></text:p>
          <draw:enhanced-geometry svg:viewBox="0 0 21600 21600" draw:type="rectangle" draw:enhanced-path="M 0 0 L 21600 0 21600 21600 0 21600 0 0 Z N"/>
        </draw:custom-shape>
        <draw:connector draw:style-name="gr52" draw:text-style-name="P7" draw:layer="layout" svg:x1="5.75cm" svg:y1="12.25cm" svg:x2="20cm" svg:y2="16.75cm" draw:start-shape="id36" draw:start-glue-point="2" draw:end-shape="id37" draw:end-glue-point="3" svg:d="M5750 12250v4500h14250" svg:viewBox="0 0 14251 4501">
          <text:p/>
        </draw:connector>
        <draw:connector draw:style-name="gr53" draw:text-style-name="P7" draw:layer="layout" svg:x1="23.375cm" svg:y1="18.25cm" svg:x2="2.75cm" svg:y2="10.75cm" draw:start-shape="id37" draw:start-glue-point="2" draw:end-shape="id36" draw:end-glue-point="3" svg:d="M23375 18250v553h-21166v-8053h541" svg:viewBox="0 0 21167 8054">
          <text:p/>
        </draw:connector>
        <draw:custom-shape draw:style-name="gr54" draw:text-style-name="P37" xml:id="id38" draw:id="id38" draw:layer="layout" svg:width="7.5cm" svg:height="4cm" svg:x="13cm" svg:y="7cm">
          <text:p text:style-name="P36"><text:span text:style-name="T11">Weblog Webs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9" xml:id="id39" draw:id="id39" draw:layer="layout" svg:width="7.75cm" svg:height="1.673cm" svg:x="17.75cm" svg:y="2.25cm">
          <draw:text-box>
            <text:p text:style-name="P38"><text:span text:style-name="T12">Blog Website Database</text:span></text:p>
          </draw:text-box>
        </draw:frame>
        <draw:connector draw:style-name="gr56" draw:text-style-name="P7" draw:layer="layout" draw:type="line" svg:x1="19.402cm" svg:y1="7.585cm" svg:x2="21.625cm" svg:y2="3.923cm" draw:start-shape="id38" draw:start-glue-point="11" draw:end-shape="id39" draw:end-glue-point="2" svg:d="M19402 7585l2223-3662" svg:viewBox="0 0 2224 3663">
          <text:p text:style-name="P8">Response</text:p>
        </draw:connector>
        <draw:connector draw:style-name="gr57" draw:text-style-name="P7" draw:layer="layout" draw:type="line" svg:x1="8.75cm" svg:y1="10.75cm" svg:x2="14.098cm" svg:y2="10.415cm" draw:start-shape="id36" draw:start-glue-point="1" draw:end-shape="id38" draw:end-glue-point="7" svg:d="M8750 10750l5348-335" svg:viewBox="0 0 5349 336">
          <text:p text:style-name="P8">Approved</text:p>
        </draw:connector>
        <draw:frame draw:style-name="gr58" draw:text-style-name="P40" draw:layer="layout" svg:width="7.75cm" svg:height="1.673cm" svg:x="4.75cm" svg:y="6.827cm">
          <draw:text-box>
            <text:p text:style-name="P8">Login </text:p>
            <text:p text:style-name="P8">Register</text:p>
          </draw:text-box>
        </draw:frame>
        <draw:frame draw:style-name="gr58" draw:text-style-name="P11" draw:layer="layout" svg:width="16.25cm" svg:height="1.673cm" svg:x="5.5cm" svg:y="19.5cm">
          <draw:text-box>
            <text:p text:style-name="P10"><text:span text:style-name="T4">User can get the inform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30T22:41:28.816822414</meta:creation-date>
    <dc:date>2021-05-31T23:01:42.058522560</dc:date>
    <meta:editing-duration>PT21M41S</meta:editing-duration>
    <meta:editing-cycles>3</meta:editing-cycles>
    <meta:generator>LibreOffice/7.0.5.2$Linux_X86_64 LibreOffice_project/00$Build-2</meta:generator>
    <meta:document-statistic meta:object-count="86"/>
  </office:meta>
</office:document-meta>
</file>